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_36" style:family="text">
      <style:text-properties style:font-name="Verdana" fo:font-size="12pt" style:font-name-asian="Verdana" style:font-size-asian="12pt" style:font-name-complex="Verdana" style:font-size-complex="12pt"/>
    </style:style>
    <style:style style:name="T13_37" style:family="text">
      <style:text-properties style:font-name="Verdana" fo:font-size="12pt" style:font-name-asian="Verdana" style:font-size-asian="12pt" style:font-name-complex="Verdana" style:font-size-complex="12pt"/>
    </style:style>
    <style:style style:name="T13_38" style:family="text">
      <style:text-properties style:font-name="Verdana" fo:font-size="12pt" style:font-name-asian="Verdana" style:font-size-asian="12pt" style:font-name-complex="Verdana" style:font-size-complex="12pt"/>
    </style:style>
    <style:style style:name="T13_39" style:family="text">
      <style:text-properties style:font-name="Verdana" fo:font-size="12pt" style:font-name-asian="Verdana" style:font-size-asian="12pt" style:font-name-complex="Verdana" style:font-size-complex="12pt"/>
    </style:style>
    <style:style style:name="T13_40" style:family="text">
      <style:text-properties style:font-name="Verdana" fo:font-size="12pt" style:font-name-asian="Verdana" style:font-size-asian="12pt" style:font-name-complex="Verdana" style:font-size-complex="12pt"/>
    </style:style>
    <style:style style:name="T13_41" style:family="text">
      <style:text-properties style:font-name="Verdana" fo:font-size="12pt" style:font-name-asian="Verdana" style:font-size-asian="12pt" style:font-name-complex="Verdana" style:font-size-complex="12pt"/>
    </style:style>
    <style:style style:name="T13_42" style:family="text">
      <style:text-properties style:font-name="Verdana" fo:font-size="12pt" style:font-name-asian="Verdana" style:font-size-asian="12pt" style:font-name-complex="Verdana" style:font-size-complex="12pt"/>
    </style:style>
    <style:style style:name="T13_4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4" style:family="text">
      <style:text-properties style:font-name="Verdana" fo:font-size="12pt" style:font-name-asian="Verdana" style:font-size-asian="12pt" style:font-name-complex="Verdana" style:font-size-complex="12pt"/>
    </style:style>
    <style:style style:name="T13_45" style:family="text">
      <style:text-properties style:font-name="Verdana" fo:font-size="12pt" style:font-name-asian="Verdana" style:font-size-asian="12pt" style:font-name-complex="Verdana" style:font-size-complex="12pt"/>
    </style:style>
    <style:style style:name="T13_46" style:family="text">
      <style:text-properties style:font-name="Verdana" fo:font-size="12pt" style:font-name-asian="Verdana" style:font-size-asian="12pt" style:font-name-complex="Verdana" style:font-size-complex="12pt"/>
    </style:style>
    <style:style style:name="T13_47" style:family="text">
      <style:text-properties style:font-name="Verdana" fo:font-size="12pt" style:font-name-asian="Verdana" style:font-size-asian="12pt" style:font-name-complex="Verdana" style:font-size-complex="12pt"/>
    </style:style>
    <style:style style:name="T13_48" style:family="text">
      <style:text-properties style:font-name="Verdana" fo:font-size="12pt" style:font-name-asian="Verdana" style:font-size-asian="12pt" style:font-name-complex="Verdana" style:font-size-complex="12pt"/>
    </style:style>
    <style:style style:name="T13_49" style:family="text">
      <style:text-properties style:font-name="Verdana" fo:font-size="12pt" style:font-name-asian="Verdana" style:font-size-asian="12pt" style:font-name-complex="Verdana" style:font-size-complex="12pt"/>
    </style:style>
    <style:style style:name="T13_50" style:family="text">
      <style:text-properties style:font-name="Verdana" fo:font-size="12pt" style:font-name-asian="Verdana" style:font-size-asian="12pt" style:font-name-complex="Verdana" style:font-size-complex="12pt"/>
    </style:style>
    <style:style style:name="T13_51" style:family="text">
      <style:text-properties style:font-name="Verdana" fo:font-size="12pt" style:font-name-asian="Verdana" style:font-size-asian="12pt" style:font-name-complex="Verdana" style:font-size-complex="12pt"/>
    </style:style>
    <style:style style:name="T13_52" style:family="text">
      <style:text-properties style:font-name="Verdana" fo:font-size="12pt" style:font-name-asian="Verdana" style:font-size-asian="12pt" style:font-name-complex="Verdana" style:font-size-complex="12pt"/>
    </style:style>
    <style:style style:name="T13_53" style:family="text">
      <style:text-properties style:font-name="Verdana" fo:font-size="12pt" style:font-name-asian="Verdana" style:font-size-asian="12pt" style:font-name-complex="Verdana" style:font-size-complex="12pt"/>
    </style:style>
    <style:style style:name="T13_5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5" style:family="text">
      <style:text-properties style:font-name="Verdana" fo:font-size="12pt" style:font-name-asian="Verdana" style:font-size-asian="12pt" style:font-name-complex="Verdana" style:font-size-complex="12pt"/>
    </style:style>
    <style:style style:name="T13_56" style:family="text">
      <style:text-properties style:font-name="Verdana" fo:font-size="12pt" style:font-name-asian="Verdana" style:font-size-asian="12pt" style:font-name-complex="Verdana" style:font-size-complex="12pt"/>
    </style:style>
    <style:style style:name="T13_57" style:family="text">
      <style:text-properties style:font-name="Verdana" fo:font-size="12pt" style:font-name-asian="Verdana" style:font-size-asian="12pt" style:font-name-complex="Verdana" style:font-size-complex="12pt"/>
    </style:style>
    <style:style style:name="T13_58" style:family="text">
      <style:text-properties style:font-name="Verdana" fo:font-size="12pt" style:font-name-asian="Verdana" style:font-size-asian="12pt" style:font-name-complex="Verdana" style:font-size-complex="12pt"/>
    </style:style>
    <style:style style:name="T13_59" style:family="text">
      <style:text-properties style:font-name="Verdana" fo:font-size="12pt" style:font-name-asian="Verdana" style:font-size-asian="12pt" style:font-name-complex="Verdana" style:font-size-complex="12pt"/>
    </style:style>
    <style:style style:name="T13_60" style:family="text">
      <style:text-properties style:font-name="Verdana" fo:font-size="12pt" style:font-name-asian="Verdana" style:font-size-asian="12pt" style:font-name-complex="Verdana" style:font-size-complex="12pt"/>
    </style:style>
    <style:style style:name="T13_61" style:family="text">
      <style:text-properties style:font-name="Verdana" fo:font-size="12pt" style:font-name-asian="Verdana" style:font-size-asian="12pt" style:font-name-complex="Verdana" style:font-size-complex="12pt"/>
    </style:style>
    <style:style style:name="T13_62" style:family="text">
      <style:text-properties style:font-name="Verdana" fo:font-size="12pt" style:font-name-asian="Verdana" style:font-size-asian="12pt" style:font-name-complex="Verdana" style:font-size-complex="12pt"/>
    </style:style>
    <style:style style:name="T13_63" style:family="text">
      <style:text-properties style:font-name="Verdana" fo:font-size="12pt" style:font-name-asian="Verdana" style:font-size-asian="12pt" style:font-name-complex="Verdana" style:font-size-complex="12pt"/>
    </style:style>
    <style:style style:name="T13_64" style:family="text">
      <style:text-properties style:font-name="Verdana" fo:font-size="12pt" style:font-name-asian="Verdana" style:font-size-asian="12pt" style:font-name-complex="Verdana" style:font-size-complex="12pt"/>
    </style:style>
    <style:style style:name="T13_6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6" style:family="text">
      <style:text-properties style:font-name="Verdana" fo:font-size="12pt" style:font-name-asian="Verdana" style:font-size-asian="12pt" style:font-name-complex="Verdana" style:font-size-complex="12pt"/>
    </style:style>
    <style:style style:name="T13_67" style:family="text">
      <style:text-properties style:font-name="Verdana" fo:font-size="12pt" style:font-name-asian="Verdana" style:font-size-asian="12pt" style:font-name-complex="Verdana" style:font-size-complex="12pt"/>
    </style:style>
    <style:style style:name="T13_68" style:family="text">
      <style:text-properties style:font-name="Verdana" fo:font-size="12pt" style:font-name-asian="Verdana" style:font-size-asian="12pt" style:font-name-complex="Verdana" style:font-size-complex="12pt"/>
    </style:style>
    <style:style style:name="T13_69" style:family="text">
      <style:text-properties style:font-name="Verdana" fo:font-size="12pt" style:font-name-asian="Verdana" style:font-size-asian="12pt" style:font-name-complex="Verdana" style:font-size-complex="12pt"/>
    </style:style>
    <style:style style:name="T13_70" style:family="text">
      <style:text-properties style:font-name="Verdana" fo:font-size="12pt" style:font-name-asian="Verdana" style:font-size-asian="12pt" style:font-name-complex="Verdana" style:font-size-complex="12pt"/>
    </style:style>
    <style:style style:name="T13_71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_2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2" style:family="text">
      <style:text-properties style:font-name="Verdana" fo:font-size="12pt" style:font-name-asian="Verdana" style:font-size-asian="12pt" style:font-name-complex="Verdana" style:font-size-complex="12pt"/>
    </style:style>
    <style:style style:name="T15_23" style:family="text">
      <style:text-properties style:font-name="Verdana" fo:font-size="12pt" style:font-name-asian="Verdana" style:font-size-asian="12pt" style:font-name-complex="Verdana" style:font-size-complex="12pt"/>
    </style:style>
    <style:style style:name="T15_24" style:family="text">
      <style:text-properties style:font-name="Verdana" fo:font-size="12pt" style:font-name-asian="Verdana" style:font-size-asian="12pt" style:font-name-complex="Verdana" style:font-size-complex="12pt"/>
    </style:style>
    <style:style style:name="T15_25" style:family="text">
      <style:text-properties style:font-name="Verdana" fo:font-size="12pt" style:font-name-asian="Verdana" style:font-size-asian="12pt" style:font-name-complex="Verdana" style:font-size-complex="12pt"/>
    </style:style>
    <style:style style:name="T15_26" style:family="text">
      <style:text-properties style:font-name="Verdana" fo:font-size="12pt" style:font-name-asian="Verdana" style:font-size-asian="12pt" style:font-name-complex="Verdana" style:font-size-complex="12pt"/>
    </style:style>
    <style:style style:name="T15_27" style:family="text">
      <style:text-properties style:font-name="Verdana" fo:font-size="12pt" style:font-name-asian="Verdana" style:font-size-asian="12pt" style:font-name-complex="Verdana" style:font-size-complex="12pt"/>
    </style:style>
    <style:style style:name="T15_28" style:family="text">
      <style:text-properties style:font-name="Verdana" fo:font-size="12pt" style:font-name-asian="Verdana" style:font-size-asian="12pt" style:font-name-complex="Verdana" style:font-size-complex="12pt"/>
    </style:style>
    <style:style style:name="T15_29" style:family="text">
      <style:text-properties style:font-name="Verdana" fo:font-size="12pt" style:font-name-asian="Verdana" style:font-size-asian="12pt" style:font-name-complex="Verdana" style:font-size-complex="12pt"/>
    </style:style>
    <style:style style:name="T15_30" style:family="text">
      <style:text-properties style:font-name="Verdana" fo:font-size="12pt" style:font-name-asian="Verdana" style:font-size-asian="12pt" style:font-name-complex="Verdana" style:font-size-complex="12pt"/>
    </style:style>
    <style:style style:name="T15_31" style:family="text">
      <style:text-properties style:font-name="Verdana" fo:font-size="12pt" style:font-name-asian="Verdana" style:font-size-asian="12pt" style:font-name-complex="Verdana" style:font-size-complex="12pt"/>
    </style:style>
    <style:style style:name="T15_3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3" style:family="text">
      <style:text-properties style:font-name="Verdana" fo:font-size="12pt" style:font-name-asian="Verdana" style:font-size-asian="12pt" style:font-name-complex="Verdana" style:font-size-complex="12pt"/>
    </style:style>
    <style:style style:name="T15_34" style:family="text">
      <style:text-properties style:font-name="Verdana" fo:font-size="12pt" style:font-name-asian="Verdana" style:font-size-asian="12pt" style:font-name-complex="Verdana" style:font-size-complex="12pt"/>
    </style:style>
    <style:style style:name="T15_35" style:family="text">
      <style:text-properties style:font-name="Verdana" fo:font-size="12pt" style:font-name-asian="Verdana" style:font-size-asian="12pt" style:font-name-complex="Verdana" style:font-size-complex="12pt"/>
    </style:style>
    <style:style style:name="T15_36" style:family="text">
      <style:text-properties style:font-name="Verdana" fo:font-size="12pt" style:font-name-asian="Verdana" style:font-size-asian="12pt" style:font-name-complex="Verdana" style:font-size-complex="12pt"/>
    </style:style>
    <style:style style:name="T15_37" style:family="text">
      <style:text-properties style:font-name="Verdana" fo:font-size="12pt" style:font-name-asian="Verdana" style:font-size-asian="12pt" style:font-name-complex="Verdana" style:font-size-complex="12pt"/>
    </style:style>
    <style:style style:name="T15_38" style:family="text">
      <style:text-properties style:font-name="Verdana" fo:font-size="12pt" style:font-name-asian="Verdana" style:font-size-asian="12pt" style:font-name-complex="Verdana" style:font-size-complex="12pt"/>
    </style:style>
    <style:style style:name="T15_39" style:family="text">
      <style:text-properties style:font-name="Verdana" fo:font-size="12pt" style:font-name-asian="Verdana" style:font-size-asian="12pt" style:font-name-complex="Verdana" style:font-size-complex="12pt"/>
    </style:style>
    <style:style style:name="T15_40" style:family="text">
      <style:text-properties style:font-name="Verdana" fo:font-size="12pt" style:font-name-asian="Verdana" style:font-size-asian="12pt" style:font-name-complex="Verdana" style:font-size-complex="12pt"/>
    </style:style>
    <style:style style:name="T15_41" style:family="text">
      <style:text-properties style:font-name="Verdana" fo:font-size="12pt" style:font-name-asian="Verdana" style:font-size-asian="12pt" style:font-name-complex="Verdana" style:font-size-complex="12pt"/>
    </style:style>
    <style:style style:name="T15_42" style:family="text">
      <style:text-properties style:font-name="Verdana" fo:font-size="12pt" style:font-name-asian="Verdana" style:font-size-asian="12pt" style:font-name-complex="Verdana" style:font-size-complex="12pt"/>
    </style:style>
    <style:style style:name="T15_4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4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21_15" style:family="text">
      <style:text-properties style:font-name="Verdana" fo:font-size="12pt" style:font-name-asian="Verdana" style:font-size-asian="12pt" style:font-name-complex="Verdana" style:font-size-complex="12pt"/>
    </style:style>
    <style:style style:name="T21_16" style:family="text">
      <style:text-properties style:font-name="Verdana" fo:font-size="12pt" style:font-name-asian="Verdana" style:font-size-asian="12pt" style:font-name-complex="Verdana" style:font-size-complex="12pt"/>
    </style:style>
    <style:style style:name="T21_17" style:family="text">
      <style:text-properties style:font-name="Verdana" fo:font-size="12pt" style:font-name-asian="Verdana" style:font-size-asian="12pt" style:font-name-complex="Verdana" style:font-size-complex="12pt"/>
    </style:style>
    <style:style style:name="T21_18" style:family="text">
      <style:text-properties style:font-name="Verdana" fo:font-size="12pt" style:font-name-asian="Verdana" style:font-size-asian="12pt" style:font-name-complex="Verdana" style:font-size-complex="12pt"/>
    </style:style>
    <style:style style:name="T21_19" style:family="text">
      <style:text-properties style:font-name="Verdana" fo:font-size="12pt" style:font-name-asian="Verdana" style:font-size-asian="12pt" style:font-name-complex="Verdana" style:font-size-complex="12pt"/>
    </style:style>
    <style:style style:name="T21_20" style:family="text">
      <style:text-properties style:font-name="Verdana" fo:font-size="12pt" style:font-name-asian="Verdana" style:font-size-asian="12pt" style:font-name-complex="Verdana" style:font-size-complex="12pt"/>
    </style:style>
    <style:style style:name="T21_2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2" style:family="text">
      <style:text-properties style:font-name="Verdana" fo:font-size="12pt" style:font-name-asian="Verdana" style:font-size-asian="12pt" style:font-name-complex="Verdana" style:font-size-complex="12pt"/>
    </style:style>
    <style:style style:name="T21_23" style:family="text">
      <style:text-properties style:font-name="Verdana" fo:font-size="12pt" style:font-name-asian="Verdana" style:font-size-asian="12pt" style:font-name-complex="Verdana" style:font-size-complex="12pt"/>
    </style:style>
    <style:style style:name="T21_24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T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2_26" style:family="text">
      <style:text-properties style:font-name="Verdana" fo:font-size="12pt" style:font-name-asian="Verdana" style:font-size-asian="12pt" style:font-name-complex="Verdana" style:font-size-complex="12pt"/>
    </style:style>
    <style:style style:name="T22_27" style:family="text">
      <style:text-properties style:font-name="Verdana" fo:font-size="12pt" style:font-name-asian="Verdana" style:font-size-asian="12pt" style:font-name-complex="Verdana" style:font-size-complex="12pt"/>
    </style:style>
    <style:style style:name="T22_28" style:family="text">
      <style:text-properties style:font-name="Verdana" fo:font-size="12pt" style:font-name-asian="Verdana" style:font-size-asian="12pt" style:font-name-complex="Verdana" style:font-size-complex="12pt"/>
    </style:style>
    <style:style style:name="T22_29" style:family="text">
      <style:text-properties style:font-name="Verdana" fo:font-size="12pt" style:font-name-asian="Verdana" style:font-size-asian="12pt" style:font-name-complex="Verdana" style:font-size-complex="12pt"/>
    </style:style>
    <style:style style:name="T22_30" style:family="text">
      <style:text-properties style:font-name="Verdana" fo:font-size="12pt" style:font-name-asian="Verdana" style:font-size-asian="12pt" style:font-name-complex="Verdana" style:font-size-complex="12pt"/>
    </style:style>
    <style:style style:name="T22_31" style:family="text">
      <style:text-properties style:font-name="Verdana" fo:font-size="12pt" style:font-name-asian="Verdana" style:font-size-asian="12pt" style:font-name-complex="Verdana" style:font-size-complex="12pt"/>
    </style:style>
    <style:style style:name="T22_3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3" style:family="text">
      <style:text-properties style:font-name="Verdana" fo:font-size="12pt" style:font-name-asian="Verdana" style:font-size-asian="12pt" style:font-name-complex="Verdana" style:font-size-complex="12pt"/>
    </style:style>
    <style:style style:name="T22_34" style:family="text">
      <style:text-properties style:font-name="Verdana" fo:font-size="12pt" style:font-name-asian="Verdana" style:font-size-asian="12pt" style:font-name-complex="Verdana" style:font-size-complex="12pt"/>
    </style:style>
    <style:style style:name="T22_35" style:family="text">
      <style:text-properties style:font-name="Verdana" fo:font-size="12pt" style:font-name-asian="Verdana" style:font-size-asian="12pt" style:font-name-complex="Verdana" style:font-size-complex="12pt"/>
    </style:style>
    <style:style style:name="T22_36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07-05-12</text:span></text:p>
      <text:p text:style-name="P4"><text:span text:style-name="T4_1">Time</text:span><text:span text:style-name="T4_2">:<text:s/>15.30<text:s/>-<text:s/>****</text:span></text:p>
      <text:p text:style-name="P5"><text:span text:style-name="T5_1">Facilitator</text:span><text:span text:style-name="T5_2">:<text:s/></text:span><text:span text:style-name="T5_3">Johannes</text:span><text:span text:style-name="T5_4"><text:s/></text:span><text:span text:style-name="T5_5">Wikner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Fire</text:span><text:span text:style-name="T9_2"><text:s/></text:span><text:span text:style-name="T9_3">is</text:span><text:span text:style-name="T9_4"><text:s/></text:span><text:span text:style-name="T9_5">broken</text:span><text:span text:style-name="T9_6"><text:s/></text:span><text:span text:style-name="T9_7">shall</text:span><text:span text:style-name="T9_8"><text:s/></text:span><text:span text:style-name="T9_9">be</text:span><text:span text:style-name="T9_10"><text:s/></text:span><text:span text:style-name="T9_11">fixed</text:span><text:span text:style-name="T9_12"><text:s/></text:span><text:span text:style-name="T9_13">before</text:span><text:span text:style-name="T9_14"><text:s/>9/5</text:span></text:p>
      <text:p text:style-name="P10"><text:span text:style-name="T10_1">Ram</text:span><text:span text:style-name="T10_2"><text:s/></text:span><text:span text:style-name="T10_3">is</text:span><text:span text:style-name="T10_4"><text:s/></text:span><text:span text:style-name="T10_5">fully</text:span><text:span text:style-name="T10_6"><text:s/></text:span><text:span text:style-name="T10_7">functional</text:span><text:span text:style-name="T10_8">,<text:s/></text:span><text:span text:style-name="T10_9">needs</text:span><text:span text:style-name="T10_10"><text:s/></text:span><text:span text:style-name="T10_11">optimizing</text:span></text:p>
      <text:p text:style-name="P11"><text:span text:style-name="T11_1">Pickupitem</text:span><text:span text:style-name="T11_2"><text:s/></text:span><text:span text:style-name="T11_3">is</text:span><text:span text:style-name="T11_4"><text:s/></text:span><text:span text:style-name="T11_5">WIP</text:span></text:p>
      <text:p text:style-name="P12"><text:span text:style-name="T12_1">Reports</text:span><text:span text:style-name="T12_2"><text:s/>(15<text:s/></text:span><text:span text:style-name="T12_3">min</text:span><text:span text:style-name="T12_4">)</text:span></text:p>
      <text:p text:style-name="P13"><text:span text:style-name="T13_1">(</text:span><text:span text:style-name="T13_2">self</text:span><text:span text:style-name="T13_3"><text:s/></text:span><text:span text:style-name="T13_4">inflicted</text:span><text:span text:style-name="T13_5">)</text:span><text:span text:style-name="T13_6">Sickness</text:span><text:span text:style-name="T13_7"><text:s/></text:span><text:span text:style-name="T13_8">and</text:span><text:span text:style-name="T13_9"><text:s/></text:span><text:span text:style-name="T13_10">moving</text:span><text:span text:style-name="T13_11"><text:s/></text:span><text:span text:style-name="T13_12">away</text:span><text:span text:style-name="T13_13"><text:s/></text:span><text:span text:style-name="T13_14">from</text:span><text:span text:style-name="T13_15"><text:s/></text:span><text:span text:style-name="T13_16">home</text:span><text:span text:style-name="T13_17"><text:s/></text:span><text:span text:style-name="T13_18">caused</text:span><text:span text:style-name="T13_19"><text:s/></text:span><text:span text:style-name="T13_20">us</text:span><text:span text:style-name="T13_21"><text:s/></text:span><text:span text:style-name="T13_22">to</text:span><text:span text:style-name="T13_23"><text:s/></text:span><text:span text:style-name="T13_24">have</text:span><text:span text:style-name="T13_25"><text:s/></text:span><text:span text:style-name="T13_26">less</text:span><text:span text:style-name="T13_27"><text:s/></text:span><text:span text:style-name="T13_28">time</text:span><text:span text:style-name="T13_29"><text:s/></text:span><text:span text:style-name="T13_30">than</text:span><text:span text:style-name="T13_31"><text:s/></text:span><text:span text:style-name="T13_32">we</text:span><text:span text:style-name="T13_33"><text:s/></text:span><text:span text:style-name="T13_34">expected</text:span><text:span text:style-name="T13_35">.<text:s/></text:span><text:span text:style-name="T13_36">Therefore</text:span><text:span text:style-name="T13_37"><text:s/></text:span><text:span text:style-name="T13_38">we</text:span><text:span text:style-name="T13_39">’</text:span><text:span text:style-name="T13_40">re</text:span><text:span text:style-name="T13_41"><text:s/></text:span><text:span text:style-name="T13_42">behind</text:span><text:span text:style-name="T13_43"><text:s/></text:span><text:span text:style-name="T13_44">schedule</text:span><text:span text:style-name="T13_45"><text:s/></text:span><text:span text:style-name="T13_46">a</text:span><text:span text:style-name="T13_47"><text:s/></text:span><text:span text:style-name="T13_48">bit</text:span><text:span text:style-name="T13_49">.<text:s/></text:span><text:span text:style-name="T13_50">But</text:span><text:span text:style-name="T13_51"><text:s/></text:span><text:span text:style-name="T13_52">not</text:span><text:span text:style-name="T13_53"><text:s/></text:span><text:span text:style-name="T13_54">too</text:span><text:span text:style-name="T13_55"><text:s/></text:span><text:span text:style-name="T13_56">much</text:span><text:span text:style-name="T13_57">.<text:s/></text:span><text:span text:style-name="T13_58">Just</text:span><text:span text:style-name="T13_59"><text:s/></text:span><text:span text:style-name="T13_60">a</text:span><text:span text:style-name="T13_61"><text:s/></text:span><text:span text:style-name="T13_62">teenyweeny</text:span><text:span text:style-name="T13_63"><text:s/></text:span><text:span text:style-name="T13_64">bit</text:span><text:span text:style-name="T13_65">.<text:s/></text:span><text:span text:style-name="T13_66">It</text:span><text:span text:style-name="T13_67">’</text:span><text:span text:style-name="T13_68">s</text:span><text:span text:style-name="T13_69"><text:s/></text:span><text:span text:style-name="T13_70">ok</text:span><text:span text:style-name="T13_71">.<text:s/>:)</text:span></text:p>
      <text:p text:style-name="P14"><text:span text:style-name="T14_1">Discussion</text:span><text:span text:style-name="T14_2"><text:s/></text:span><text:span text:style-name="T14_3">items</text:span><text:span text:style-name="T14_4"><text:s/>(35<text:s/></text:span><text:span text:style-name="T14_5">min</text:span><text:span text:style-name="T14_6">)</text:span></text:p>
      <text:p text:style-name="P15"><text:span text:style-name="T15_1">Vector</text:span><text:span text:style-name="T15_2"><text:s/></text:span><text:span text:style-name="T15_3">rewritten</text:span><text:span text:style-name="T15_4">,<text:s/></text:span><text:span text:style-name="T15_5">it</text:span><text:span text:style-name="T15_6"><text:s/></text:span><text:span text:style-name="T15_7">is</text:span><text:span text:style-name="T15_8"><text:s/></text:span><text:span text:style-name="T15_9">now</text:span><text:span text:style-name="T15_10"><text:s/>3</text:span><text:span text:style-name="T15_11">D</text:span><text:span text:style-name="T15_12">,<text:s/></text:span><text:span text:style-name="T15_13">to</text:span><text:span text:style-name="T15_14"><text:s/></text:span><text:span text:style-name="T15_15">not</text:span><text:span text:style-name="T15_16"><text:s/></text:span><text:span text:style-name="T15_17">break</text:span><text:span text:style-name="T15_18"><text:s/></text:span><text:span text:style-name="T15_19">all</text:span><text:span text:style-name="T15_20"><text:s/></text:span><text:span text:style-name="T15_21">tests</text:span><text:span text:style-name="T15_22"><text:s/></text:span><text:span text:style-name="T15_23">we</text:span><text:span text:style-name="T15_24"><text:s/></text:span><text:span text:style-name="T15_25">might</text:span><text:span text:style-name="T15_26"><text:s/></text:span><text:span text:style-name="T15_27">implement</text:span><text:span text:style-name="T15_28"><text:s/></text:span><text:span text:style-name="T15_29">a</text:span><text:span text:style-name="T15_30"><text:s/></text:span><text:span text:style-name="T15_31">test</text:span><text:span text:style-name="T15_32">-</text:span><text:span text:style-name="T15_33">constructor</text:span><text:span text:style-name="T15_34"><text:s/></text:span><text:span text:style-name="T15_35">that</text:span><text:span text:style-name="T15_36"><text:s/></text:span><text:span text:style-name="T15_37">only</text:span><text:span text:style-name="T15_38"><text:s/></text:span><text:span text:style-name="T15_39">takes</text:span><text:span text:style-name="T15_40"><text:s/></text:span><text:span text:style-name="T15_41">two</text:span><text:span text:style-name="T15_42"><text:s/></text:span><text:span text:style-name="T15_43">arguments</text:span><text:span text:style-name="T15_44">.</text:span></text:p>
      <text:p text:style-name="P16"><text:span text:style-name="T16_1">Tests</text:span><text:span text:style-name="T16_2"><text:s/></text:span><text:span text:style-name="T16_3">broken</text:span><text:span text:style-name="T16_4">,<text:s/></text:span><text:span text:style-name="T16_5">see</text:span><text:span text:style-name="T16_6"><text:s/></text:span><text:span text:style-name="T16_7">above</text:span><text:span text:style-name="T16_8">.<text:s/></text:span><text:span text:style-name="T16_9">Anton</text:span><text:span text:style-name="T16_10"><text:s/></text:span><text:span text:style-name="T16_11">and</text:span><text:span text:style-name="T16_12"><text:s/></text:span><text:span text:style-name="T16_13">Victor</text:span><text:span text:style-name="T16_14"><text:s/></text:span><text:span text:style-name="T16_15">will</text:span><text:span text:style-name="T16_16"><text:s/></text:span><text:span text:style-name="T16_17">heal</text:span><text:span text:style-name="T16_18"><text:s/></text:span><text:span text:style-name="T16_19">them</text:span><text:span text:style-name="T16_20"><text:s/></text:span><text:span text:style-name="T16_21">before</text:span><text:span text:style-name="T16_22"><text:s/></text:span><text:span text:style-name="T16_23">merge</text:span><text:span text:style-name="T16_24">.</text:span></text:p>
      <text:p text:style-name="P17"><text:span text:style-name="T17_1">Use</text:span><text:span text:style-name="T17_2"><text:s/></text:span><text:span text:style-name="T17_3">case</text:span><text:span text:style-name="T17_4"><text:s/></text:span><text:span text:style-name="T17_5">implementation</text:span><text:span text:style-name="T17_6"><text:s/></text:span><text:span text:style-name="T17_7">from</text:span><text:span text:style-name="T17_8"><text:s/></text:span><text:span text:style-name="T17_9">our</text:span><text:span text:style-name="T17_10"><text:s/></text:span><text:span text:style-name="T17_11">list</text:span><text:span text:style-name="T17_12"><text:s/></text:span><text:span text:style-name="T17_13">will</text:span><text:span text:style-name="T17_14"><text:s/></text:span><text:span text:style-name="T17_15">continue</text:span><text:span text:style-name="T17_16"><text:s/></text:span><text:span text:style-name="T17_17">after</text:span><text:span text:style-name="T17_18"><text:s/></text:span><text:span text:style-name="T17_19">above</text:span><text:span text:style-name="T17_20"><text:s/></text:span><text:span text:style-name="T17_21">is</text:span><text:span text:style-name="T17_22"><text:s/></text:span><text:span text:style-name="T17_23">finished</text:span><text:span text:style-name="T17_24">.</text:span></text:p>
      <text:p text:style-name="P18"><text:span text:style-name="T18_1">Outcomes</text:span><text:span text:style-name="T18_2"><text:s/></text:span><text:span text:style-name="T18_3">and</text:span><text:span text:style-name="T18_4"><text:s/></text:span><text:span text:style-name="T18_5">assignments</text:span><text:span text:style-name="T18_6"><text:s/>(5<text:s/></text:span><text:span text:style-name="T18_7">min</text:span><text:span text:style-name="T18_8">)</text:span></text:p>
      <text:p text:style-name="P19"><text:span text:style-name="T19_1">John</text:span><text:span text:style-name="T19_2"><text:s/></text:span><text:span text:style-name="T19_3">will</text:span><text:span text:style-name="T19_4"><text:s/></text:span><text:span text:style-name="T19_5">work</text:span><text:span text:style-name="T19_6"><text:s/></text:span><text:span text:style-name="T19_7">on</text:span><text:span text:style-name="T19_8"><text:s/></text:span><text:span text:style-name="T19_9">powerups</text:span><text:span text:style-name="T19_10"><text:s/></text:span><text:span text:style-name="T19_11">and</text:span><text:span text:style-name="T19_12"><text:s/></text:span><text:span text:style-name="T19_13">PickUpItem</text:span></text:p>
      <text:p text:style-name="P20"><text:span text:style-name="T20_1">Johannes</text:span><text:span text:style-name="T20_2"><text:s/></text:span><text:span text:style-name="T20_3">will</text:span><text:span text:style-name="T20_4"><text:s/></text:span><text:span text:style-name="T20_5">too</text:span></text:p>
      <text:p text:style-name="P21"><text:span text:style-name="T21_1">Anton</text:span><text:span text:style-name="T21_2"><text:s/></text:span><text:span text:style-name="T21_3">will</text:span><text:span text:style-name="T21_4"><text:s/></text:span><text:span text:style-name="T21_5">finish</text:span><text:span text:style-name="T21_6"><text:s/></text:span><text:span text:style-name="T21_7">Ram</text:span><text:span text:style-name="T21_8"><text:s/></text:span><text:span text:style-name="T21_9">and</text:span><text:span text:style-name="T21_10"><text:s/></text:span><text:span text:style-name="T21_11">Fire</text:span><text:span text:style-name="T21_12"><text:s/>(‘</text:span><text:span text:style-name="T21_13">cause</text:span><text:span text:style-name="T21_14"><text:s/></text:span><text:span text:style-name="T21_15">he</text:span><text:span text:style-name="T21_16"><text:s/></text:span><text:span text:style-name="T21_17">gone</text:span><text:span text:style-name="T21_18"><text:s/></text:span><text:span text:style-name="T21_19">and</text:span><text:span text:style-name="T21_20"><text:s/></text:span><text:span text:style-name="T21_21">broken</text:span><text:span text:style-name="T21_22"><text:s/></text:span><text:span text:style-name="T21_23">it</text:span><text:span text:style-name="T21_24">)</text:span></text:p>
      <text:p text:style-name="P22"><text:span text:style-name="T22_1">Victor</text:span><text:span text:style-name="T22_2"><text:s/></text:span><text:span text:style-name="T22_3">will</text:span><text:span text:style-name="T22_4"><text:s/></text:span><text:span text:style-name="T22_5">heal</text:span><text:span text:style-name="T22_6"><text:s/></text:span><text:span text:style-name="T22_7">tests</text:span><text:span text:style-name="T22_8">,<text:s/></text:span><text:span text:style-name="T22_9">Anton</text:span><text:span text:style-name="T22_10"><text:s/></text:span><text:span text:style-name="T22_11">too</text:span><text:span text:style-name="T22_12">.<text:s/></text:span><text:span text:style-name="T22_13">Johannes</text:span><text:span text:style-name="T22_14"><text:s/></text:span><text:span text:style-name="T22_15">and</text:span><text:span text:style-name="T22_16"><text:s/></text:span><text:span text:style-name="T22_17">John</text:span><text:span text:style-name="T22_18"><text:s/></text:span><text:span text:style-name="T22_19">will</text:span><text:span text:style-name="T22_20"><text:s/></text:span><text:span text:style-name="T22_21">help</text:span><text:span text:style-name="T22_22"><text:s/></text:span><text:span text:style-name="T22_23">with</text:span><text:span text:style-name="T22_24"><text:s/></text:span><text:span text:style-name="T22_25">the</text:span><text:span text:style-name="T22_26"><text:s/></text:span><text:span text:style-name="T22_27">broken</text:span><text:span text:style-name="T22_28"><text:s/></text:span><text:span text:style-name="T22_29">tests</text:span><text:span text:style-name="T22_30"><text:s/></text:span><text:span text:style-name="T22_31">if</text:span><text:span text:style-name="T22_32"><text:s/></text:span><text:span text:style-name="T22_33">they</text:span><text:span text:style-name="T22_34"><text:s/></text:span><text:span text:style-name="T22_35">finish</text:span><text:span text:style-name="T22_36">.</text:span></text:p>
      <text:p text:style-name="P23"><text:span text:style-name="T23_1">Wrap</text:span><text:span text:style-name="T23_2"><text:s/></text:span><text:span text:style-name="T23_3">up</text:span></text:p>
      <text:p text:style-name="P24"><text:span text:style-name="T24_1">Next</text:span><text:span text:style-name="T24_2"><text:s/></text:span><text:span text:style-name="T24_3">meeting</text:span><text:span text:style-name="T24_4"><text:s/>:<text:s/></text:span><text:span text:style-name="T24_5">Thursday</text:span><text:span text:style-name="T24_6"><text:s/>10/5<text:s/></text:span><text:span text:style-name="T24_7">Anton</text:span><text:span text:style-name="T24_8"><text:s/></text:span><text:span text:style-name="T24_9">is</text:span><text:span text:style-name="T24_10"><text:s/></text:span><text:span text:style-name="T24_11">facilitator</text:span><text:span text:style-name="T24_12"><text:s/></text:span><text:span text:style-name="T24_13">and</text:span><text:span text:style-name="T24_14"><text:s/></text:span><text:span text:style-name="T24_15">John</text:span><text:span text:style-name="T24_16"><text:s/></text:span><text:span text:style-name="T24_17">is</text:span><text:span text:style-name="T24_18"><text:s/></text:span><text:span text:style-name="T24_19">secretar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